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sert 200000 records in a table, each record contains 1 integer (id), 1 string (128 bytes) and 1 floa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n retreive them all with select * from tabl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/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Osv</text:p>
          </table:table-cell>
          <table:table-cell table:style-name="ce1"/>
          <table:table-cell table:style-name="ce1" office:value-type="string" calcext:value-type="string">
            <text:p>Rump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Insertion</text:p>
          </table:table-cell>
          <table:table-cell table:style-name="ce1" office:value-type="string" calcext:value-type="string">
            <text:p>Retreiveal</text:p>
          </table:table-cell>
          <table:table-cell table:style-name="ce1" office:value-type="string" calcext:value-type="string">
            <text:p>Insertion</text:p>
          </table:table-cell>
          <table:table-cell table:style-name="ce1" office:value-type="string" calcext:value-type="string">
            <text:p>Retreiveal</text:p>
          </table:table-cell>
          <table:table-cell table:style-name="ce1" office:value-type="string" calcext:value-type="string">
            <text:p>Insertion</text:p>
          </table:table-cell>
          <table:table-cell table:style-name="ce1" office:value-type="string" calcext:value-type="string">
            <text:p>Retreiveal</text:p>
          </table:table-cell>
          <table:table-cell table:style-name="ce1" office:value-type="string" calcext:value-type="string">
            <text:p>Insertion</text:p>
          </table:table-cell>
          <table:table-cell table:style-name="ce1" office:value-type="string" calcext:value-type="string">
            <text:p>Retreiveal</text:p>
          </table:table-cell>
        </table:table-row>
        <table:table-row table:style-name="ro1">
          <table:table-cell/>
          <table:table-cell office:value-type="float" office:value="0.522952" calcext:value-type="float">
            <text:p>0.522952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501642" calcext:value-type="float">
            <text:p>0.501642</text:p>
          </table:table-cell>
          <table:table-cell office:value-type="float" office:value="0.013342" calcext:value-type="float">
            <text:p>0.013342</text:p>
          </table:table-cell>
          <table:table-cell office:value-type="float" office:value="0.508329" calcext:value-type="float">
            <text:p>0.508329</text:p>
          </table:table-cell>
          <table:table-cell office:value-type="float" office:value="0.014529" calcext:value-type="float">
            <text:p>0.014529</text:p>
          </table:table-cell>
          <table:table-cell office:value-type="float" office:value="0.512693" calcext:value-type="float">
            <text:p>0.512693</text:p>
          </table:table-cell>
          <table:table-cell office:value-type="float" office:value="0.016957" calcext:value-type="float">
            <text:p>0.016957</text:p>
          </table:table-cell>
        </table:table-row>
        <table:table-row table:style-name="ro1">
          <table:table-cell/>
          <table:table-cell office:value-type="float" office:value="0.498508" calcext:value-type="float">
            <text:p>0.498508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506949" calcext:value-type="float">
            <text:p>0.506949</text:p>
          </table:table-cell>
          <table:table-cell office:value-type="float" office:value="0.013694" calcext:value-type="float">
            <text:p>0.013694</text:p>
          </table:table-cell>
          <table:table-cell office:value-type="float" office:value="0.50644" calcext:value-type="float">
            <text:p>0.50644</text:p>
          </table:table-cell>
          <table:table-cell office:value-type="float" office:value="0.014643" calcext:value-type="float">
            <text:p>0.014643</text:p>
          </table:table-cell>
          <table:table-cell office:value-type="float" office:value="0.505947" calcext:value-type="float">
            <text:p>0.505947</text:p>
          </table:table-cell>
          <table:table-cell office:value-type="float" office:value="0.019067" calcext:value-type="float">
            <text:p>0.019067</text:p>
          </table:table-cell>
        </table:table-row>
        <table:table-row table:style-name="ro1">
          <table:table-cell/>
          <table:table-cell office:value-type="float" office:value="0.473866" calcext:value-type="float">
            <text:p>0.473866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490008" calcext:value-type="float">
            <text:p>0.490008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528181" calcext:value-type="float">
            <text:p>0.528181</text:p>
          </table:table-cell>
          <table:table-cell office:value-type="float" office:value="0.014882" calcext:value-type="float">
            <text:p>0.014882</text:p>
          </table:table-cell>
          <table:table-cell office:value-type="float" office:value="0.507881" calcext:value-type="float">
            <text:p>0.507881</text:p>
          </table:table-cell>
          <table:table-cell office:value-type="float" office:value="0.017267" calcext:value-type="float">
            <text:p>0.017267</text:p>
          </table:table-cell>
        </table:table-row>
        <table:table-row table:style-name="ro1">
          <table:table-cell/>
          <table:table-cell office:value-type="float" office:value="0.477596" calcext:value-type="float">
            <text:p>0.477596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507012" calcext:value-type="float">
            <text:p>0.507012</text:p>
          </table:table-cell>
          <table:table-cell office:value-type="float" office:value="0.013478" calcext:value-type="float">
            <text:p>0.013478</text:p>
          </table:table-cell>
          <table:table-cell office:value-type="float" office:value="0.545437" calcext:value-type="float">
            <text:p>0.545437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500594" calcext:value-type="float">
            <text:p>0.500594</text:p>
          </table:table-cell>
          <table:table-cell office:value-type="float" office:value="0.017927" calcext:value-type="float">
            <text:p>0.017927</text:p>
          </table:table-cell>
        </table:table-row>
        <table:table-row table:style-name="ro1">
          <table:table-cell/>
          <table:table-cell office:value-type="float" office:value="0.482002" calcext:value-type="float">
            <text:p>0.482002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478908" calcext:value-type="float">
            <text:p>0.478908</text:p>
          </table:table-cell>
          <table:table-cell office:value-type="float" office:value="0.013539" calcext:value-type="float">
            <text:p>0.013539</text:p>
          </table:table-cell>
          <table:table-cell office:value-type="float" office:value="0.530467" calcext:value-type="float">
            <text:p>0.530467</text:p>
          </table:table-cell>
          <table:table-cell office:value-type="float" office:value="0.013604" calcext:value-type="float">
            <text:p>0.013604</text:p>
          </table:table-cell>
          <table:table-cell office:value-type="float" office:value="0.50702" calcext:value-type="float">
            <text:p>0.50702</text:p>
          </table:table-cell>
          <table:table-cell office:value-type="float" office:value="0.017108" calcext:value-type="float">
            <text:p>0.017108</text:p>
          </table:table-cell>
        </table:table-row>
        <table:table-row table:style-name="ro1">
          <table:table-cell/>
          <table:table-cell office:value-type="float" office:value="0.471684" calcext:value-type="float">
            <text:p>0.471684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502742" calcext:value-type="float">
            <text:p>0.502742</text:p>
          </table:table-cell>
          <table:table-cell office:value-type="float" office:value="0.013609" calcext:value-type="float">
            <text:p>0.013609</text:p>
          </table:table-cell>
          <table:table-cell office:value-type="float" office:value="0.545609" calcext:value-type="float">
            <text:p>0.545609</text:p>
          </table:table-cell>
          <table:table-cell office:value-type="float" office:value="0.014199" calcext:value-type="float">
            <text:p>0.014199</text:p>
          </table:table-cell>
          <table:table-cell office:value-type="float" office:value="0.504414" calcext:value-type="float">
            <text:p>0.504414</text:p>
          </table:table-cell>
          <table:table-cell office:value-type="float" office:value="0.017763" calcext:value-type="float">
            <text:p>0.017763</text:p>
          </table:table-cell>
        </table:table-row>
        <table:table-row table:style-name="ro1">
          <table:table-cell/>
          <table:table-cell office:value-type="float" office:value="0.473722" calcext:value-type="float">
            <text:p>0.473722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486964" calcext:value-type="float">
            <text:p>0.486964</text:p>
          </table:table-cell>
          <table:table-cell office:value-type="float" office:value="0.012991" calcext:value-type="float">
            <text:p>0.012991</text:p>
          </table:table-cell>
          <table:table-cell office:value-type="float" office:value="0.531704" calcext:value-type="float">
            <text:p>0.531704</text:p>
          </table:table-cell>
          <table:table-cell office:value-type="float" office:value="0.014674" calcext:value-type="float">
            <text:p>0.014674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0.017599" calcext:value-type="float">
            <text:p>0.017599</text:p>
          </table:table-cell>
        </table:table-row>
        <table:table-row table:style-name="ro1">
          <table:table-cell/>
          <table:table-cell office:value-type="float" office:value="0.479598" calcext:value-type="float">
            <text:p>0.479598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491898" calcext:value-type="float">
            <text:p>0.491898</text:p>
          </table:table-cell>
          <table:table-cell office:value-type="float" office:value="0.012769" calcext:value-type="float">
            <text:p>0.012769</text:p>
          </table:table-cell>
          <table:table-cell office:value-type="float" office:value="0.531603" calcext:value-type="float">
            <text:p>0.531603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507288" calcext:value-type="float">
            <text:p>0.507288</text:p>
          </table:table-cell>
          <table:table-cell office:value-type="float" office:value="0.017171" calcext:value-type="float">
            <text:p>0.017171</text:p>
          </table:table-cell>
        </table:table-row>
        <table:table-row table:style-name="ro1">
          <table:table-cell/>
          <table:table-cell office:value-type="float" office:value="0.475991" calcext:value-type="float">
            <text:p>0.475991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487142" calcext:value-type="float">
            <text:p>0.487142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561716" calcext:value-type="float">
            <text:p>0.561716</text:p>
          </table:table-cell>
          <table:table-cell office:value-type="float" office:value="0.014632" calcext:value-type="float">
            <text:p>0.014632</text:p>
          </table:table-cell>
          <table:table-cell office:value-type="float" office:value="0.508956" calcext:value-type="float">
            <text:p>0.508956</text:p>
          </table:table-cell>
          <table:table-cell office:value-type="float" office:value="0.017229" calcext:value-type="float">
            <text:p>0.017229</text:p>
          </table:table-cell>
        </table:table-row>
        <table:table-row table:style-name="ro1">
          <table:table-cell/>
          <table:table-cell office:value-type="float" office:value="0.485903" calcext:value-type="float">
            <text:p>0.485903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512374" calcext:value-type="float">
            <text:p>0.512374</text:p>
          </table:table-cell>
          <table:table-cell office:value-type="float" office:value="0.013313" calcext:value-type="float">
            <text:p>0.013313</text:p>
          </table:table-cell>
          <table:table-cell office:value-type="float" office:value="0.532532" calcext:value-type="float">
            <text:p>0.532532</text:p>
          </table:table-cell>
          <table:table-cell office:value-type="float" office:value="0.014358" calcext:value-type="float">
            <text:p>0.014358</text:p>
          </table:table-cell>
          <table:table-cell office:value-type="float" office:value="0.506704" calcext:value-type="float">
            <text:p>0.506704</text:p>
          </table:table-cell>
          <table:table-cell office:value-type="float" office:value="0.017505" calcext:value-type="float">
            <text:p>0.0175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5])" office:value-type="float" office:value="0.4841822" calcext:value-type="float">
            <text:p>0.4841822</text:p>
          </table:table-cell>
          <table:table-cell table:formula="of:=AVERAGE([.C6:.C15])" office:value-type="float" office:value="0.013103" calcext:value-type="float">
            <text:p>0.013103</text:p>
          </table:table-cell>
          <table:table-cell table:formula="of:=AVERAGE([.D6:.D15])" office:value-type="float" office:value="0.4965639" calcext:value-type="float">
            <text:p>0.4965639</text:p>
          </table:table-cell>
          <table:table-cell table:formula="of:=AVERAGE([.E6:.E15])" office:value-type="float" office:value="0.0132775" calcext:value-type="float">
            <text:p>0.0132775</text:p>
          </table:table-cell>
          <table:table-cell table:formula="of:=AVERAGE([.F6:.F15])" office:value-type="float" office:value="0.5322018" calcext:value-type="float">
            <text:p>0.5322018</text:p>
          </table:table-cell>
          <table:table-cell table:formula="of:=AVERAGE([.G6:.G15])" office:value-type="float" office:value="0.0145021" calcext:value-type="float">
            <text:p>0.0145021</text:p>
          </table:table-cell>
          <table:table-cell table:formula="of:=AVERAGE([.H6:.H15])" office:value-type="float" office:value="0.5080967" calcext:value-type="float">
            <text:p>0.5080967</text:p>
          </table:table-cell>
          <table:table-cell table:formula="of:=AVERAGE([.I6:.I15])" office:value-type="float" office:value="0.0175593" calcext:value-type="float">
            <text:p>0.0175593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6:.B15])" office:value-type="float" office:value="0.0157041176822443" calcext:value-type="float">
            <text:p>0.015704117682244</text:p>
          </table:table-cell>
          <table:table-cell table:formula="of:=STDEV([.C6:.C15])" office:value-type="float" office:value="0" calcext:value-type="float">
            <text:p>0</text:p>
          </table:table-cell>
          <table:table-cell table:formula="of:=STDEV([.D6:.D15])" office:value-type="float" office:value="0.0109966657012226" calcext:value-type="float">
            <text:p>0.010996665701223</text:p>
          </table:table-cell>
          <table:table-cell table:formula="of:=STDEV([.E6:.E15])" office:value-type="float" office:value="0.000320040709216118" calcext:value-type="float">
            <text:p>0.000320040709216</text:p>
          </table:table-cell>
          <table:table-cell table:formula="of:=STDEV([.F6:.F15])" office:value-type="float" office:value="0.0165981398341969" calcext:value-type="float">
            <text:p>0.016598139834197</text:p>
          </table:table-cell>
          <table:table-cell table:formula="of:=STDEV([.G6:.G15])" office:value-type="float" office:value="0.000380737719580174" calcext:value-type="float">
            <text:p>0.00038073771958</text:p>
          </table:table-cell>
          <table:table-cell table:formula="of:=STDEV([.H6:.H15])" office:value-type="float" office:value="0.00504963957019596" calcext:value-type="float">
            <text:p>0.005049639570196</text:p>
          </table:table-cell>
          <table:table-cell table:formula="of:=STDEV([.I6:.I15])" office:value-type="float" office:value="0.00061156739430563" calcext:value-type="float">
            <text:p>0.000611567394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6:01:20.329450550</meta:creation-date>
    <meta:generator>LibreOffice/6.0.2.1$Linux_X86_64 LibreOffice_project/f7f06a8f319e4b62f9bc5095aa112a65d2f3ac89</meta:generator>
    <dc:date>2018-04-14T16:19:19.830268764</dc:date>
    <meta:editing-duration>PT17M48S</meta:editing-duration>
    <meta:editing-cycles>24</meta:editing-cycles>
    <meta:document-statistic meta:table-count="1" meta:cell-count="112" meta:object-count="0"/>
  </office:meta>
</office:document-meta>
</file>